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Paragraph" style:list-style-name="L2"/>
    <style:style style:name="P2" style:family="paragraph" style:parent-style-name="List_20_Paragraph" style:list-style-name="L2">
      <style:text-properties officeooo:paragraph-rsid="001e8eed"/>
    </style:style>
    <style:style style:name="P3" style:family="paragraph" style:parent-style-name="List_20_Paragraph" style:list-style-name="L2">
      <style:text-properties officeooo:paragraph-rsid="001e9773"/>
    </style:style>
    <style:style style:name="P4" style:family="paragraph" style:parent-style-name="List_20_Paragraph" style:list-style-name="L2">
      <style:text-properties officeooo:paragraph-rsid="0020a337"/>
    </style:style>
    <style:style style:name="P5" style:family="paragraph" style:parent-style-name="List_20_Paragraph">
      <style:text-properties officeooo:paragraph-rsid="001f87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officeooo:rsid="001e977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1">Create User from <text:span text:style-name="T1">UI </text:span>https://qwallity-dev.onrender.com/home<text:bookmark text:name="_GoBack"/></text:p>
          <text:p text:style-name="P1"/>
        </text:list-item>
        <text:list-item>
          <text:p text:style-name="P2">Change user role in DB</text:p>
          <text:p text:style-name="P2">update qwallity_db.users</text:p>
          <text:p text:style-name="P2">set role_id = “1”</text:p>
          <text:p text:style-name="P2">where username = "Khudaverdyan";</text:p>
          <text:p text:style-name="P2"/>
        </text:list-item>
        <text:list-item>
          <text:p text:style-name="P2">Insert Course in database</text:p>
          <text:p text:style-name="P3">insert into qwallity_db.courses (title,body,author,coursetype,price,) </text:p>
          <text:p text:style-name="P3">Values ("manual qa","testing-courses","khudaverdyan","1","500");</text:p>
          <text:p text:style-name="P3"/>
        </text:list-item>
        <text:list-item>
          <text:p text:style-name="P3"><text:span text:style-name="T3"><text:s text:c="2"/></text:span>Update Course nam<text:span text:style-name="T3">e</text:span></text:p>
        </text:list-item>
      </text:list>
      <text:p text:style-name="P5">update qwallity_db.courses </text:p>
      <text:p text:style-name="P5">set body = "testing-course" </text:p>
      <text:p text:style-name="P5">where id = 9597616;</text:p>
      <text:list text:continue-numbering="true" text:style-name="L2">
        <text:list-header>
          <text:p text:style-name="P3"/>
        </text:list-header>
        <text:list-item>
          <text:p text:style-name="P3">Select all advanced <text:s/>courses</text:p>
          <text:p text:style-name="P4">select * from qwallity_db.courses </text:p>
          <text:p text:style-name="P4">where coursetype = 2;</text:p>
        </text:list-item>
      </text:list>
      <text:p text:style-name="List_20_Paragraph"/>
      <text:list text:continue-numbering="true" text:style-name="L2">
        <text:list-item>
          <text:p text:style-name="P1">Delete you<text:span text:style-name="T2">r</text:span> added course </text:p>
          <text:p text:style-name="P4">delete from qwallity_db.courses </text:p>
          <text:p text:style-name="P4">where id = 9597616;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3:47:00</meta:creation-date>
    <meta:initial-creator>Maria  Manukyan</meta:initial-creator>
    <dc:date>2025-11-07T01:06:22.127643228</dc:date>
    <meta:editing-cycles>8</meta:editing-cycles>
    <meta:editing-duration>PT40M23S</meta:editing-duration>
    <meta:generator>LibreOffice/24.2.7.2$Linux_X86_64 LibreOffice_project/420$Build-2</meta:generator>
    <meta:document-statistic meta:table-count="0" meta:image-count="0" meta:object-count="0" meta:page-count="1" meta:paragraph-count="18" meta:word-count="73" meta:character-count="577" meta:non-whitespace-character-count="519"/>
    <meta:user-defined meta:name="ICV">0ED3DF260C8A47D1AF41855AD13FA128_12</meta:user-defined>
    <meta:user-defined meta:name="KSOProductBuildVer">1033-12.2.0.16909</meta:user-defined>
    <meta:template xlink:type="simple" xlink:actuate="onRequest" xlink:title="Normal" xlink:href=""/>
  </office:meta>
</office:document-meta>
</file>